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28cm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857cm" svg:height="0.578cm" svg:x="1.7cm" svg:y="1.722cm">
          <draw:text-box>
            <text:p text:style-name="P1">$nameRegex = '/^[A-Z]{1}[a-z]+$/'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21:31:12.546602306</meta:creation-date>
    <dc:date>2018-08-01T21:32:13.551613072</dc:date>
    <meta:editing-duration>PT1M3S</meta:editing-duration>
    <meta:editing-cycles>1</meta:editing-cycles>
    <meta:document-statistic meta:object-count="1"/>
    <meta:generator>LibreOffice/6.0.3.2$Linux_X86_64 LibreOffice_project/00m0$Build-2</meta:generator>
  </office:meta>
</office:document-meta>
</file>